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text-align="center"/>
    </style:style>
    <style:style style:name="T9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10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11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12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14" style:parent-style-name="預設段落字型" style:family="text">
      <style:text-properties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-asian="標楷體" fo:font-size="14pt" style:font-size-asian="14pt" style:font-size-complex="14pt"/>
    </style:style>
    <style:style style:name="P17" style:parent-style-name="內文" style:family="paragraph">
      <style:paragraph-properties style:snap-to-layout-grid="false" fo:text-align="center"/>
      <style:text-properties style:font-name-asian="標楷體"/>
    </style:style>
    <style:style style:name="P18" style:parent-style-name="內文" style:family="paragraph">
      <style:paragraph-properties fo:line-height="0.2222in" fo:margin-left="1.6736in">
        <style:tab-stops/>
      </style:paragraph-properties>
      <style:text-properties style:font-name-asian="標楷體" fo:font-size="14pt" style:font-size-asian="14pt" style:font-size-complex="14pt"/>
    </style:style>
    <style:style style:name="P19" style:parent-style-name="內文" style:family="paragraph">
      <style:paragraph-properties fo:line-height="0.2222in" fo:margin-left="1.6736in">
        <style:tab-stops/>
      </style:paragraph-properties>
      <style:text-properties style:font-name-asian="標楷體" fo:font-size="14pt" style:font-size-asian="14pt" style:font-size-complex="14pt"/>
    </style:style>
    <style:style style:name="P20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-asian="標楷體" fo:font-size="14pt" style:font-size-asian="14pt" style:font-size-complex="14pt"/>
    </style:style>
    <style:style style:name="P21" style:parent-style-name="內文" style:family="paragraph">
      <style:paragraph-properties style:snap-to-layout-grid="false" fo:line-height="0.2222in" fo:margin-left="1.6736in">
        <style:tab-stops/>
      </style:paragraph-properties>
    </style:style>
    <style:style style:name="T22" style:parent-style-name="預設段落字型" style:family="text">
      <style:text-properties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-asian="標楷體"/>
    </style:style>
    <style:style style:name="T26" style:parent-style-name="預設段落字型" style:family="text">
      <style:text-properties style:font-name-asian="標楷體"/>
    </style:style>
    <style:style style:name="T27" style:parent-style-name="預設段落字型" style:family="text">
      <style:text-properties style:font-name-asian="標楷體"/>
    </style:style>
    <style:style style:name="T28" style:parent-style-name="預設段落字型" style:family="text">
      <style:text-properties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-asian="標楷體"/>
    </style:style>
    <style:style style:name="T30" style:parent-style-name="預設段落字型" style:family="text">
      <style:text-properties style:font-name-asian="標楷體"/>
    </style:style>
    <style:style style:name="T31" style:parent-style-name="預設段落字型" style:family="text">
      <style:text-properties style:font-name-asian="標楷體"/>
    </style:style>
    <style:style style:name="P32" style:parent-style-name="內文" style:family="paragraph">
      <style:paragraph-properties style:snap-to-layout-grid="false" fo:line-height="0.2222in" fo:margin-left="3.15in">
        <style:tab-stops/>
      </style:paragraph-properties>
    </style:style>
    <style:style style:name="T33" style:parent-style-name="預設段落字型" style:family="text">
      <style:text-properties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-asian="標楷體"/>
    </style:style>
    <style:style style:name="T35" style:parent-style-name="預設段落字型" style:family="text">
      <style:text-properties style:font-name-asian="標楷體"/>
    </style:style>
    <style:style style:name="T36" style:parent-style-name="預設段落字型" style:family="text">
      <style:text-properties style:font-name-asian="標楷體"/>
    </style:style>
    <style:style style:name="T37" style:parent-style-name="預設段落字型" style:family="text">
      <style:text-properties style:font-name-asian="標楷體" fo:font-size="14pt" style:font-size-asian="14pt" style:font-size-complex="14pt"/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-asian="標楷體"/>
    </style:style>
    <style:style style:name="T40" style:parent-style-name="預設段落字型" style:family="text">
      <style:text-properties style:font-name-asian="標楷體"/>
    </style:style>
    <style:style style:name="T41" style:parent-style-name="預設段落字型" style:family="text">
      <style:text-properties style:font-name-asian="標楷體"/>
    </style:style>
    <style:style style:name="P42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43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44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45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46" style:parent-style-name="內文" style:family="paragraph">
      <style:paragraph-properties style:snap-to-layout-grid="false" fo:text-align="justify"/>
    </style:style>
    <style:style style:name="T47" style:parent-style-name="預設段落字型" style:family="text">
      <style:text-properties style:font-name-asian="標楷體" fo:font-weight="bold" style:font-weight-asian="bold" style:font-weight-complex="bold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P57" style:parent-style-name="內文" style:family="paragraph">
      <style:paragraph-properties style:snap-to-layout-grid="false" fo:text-align="justify"/>
      <style:text-properties style:font-name-asian="標楷體"/>
    </style:style>
    <style:style style:name="P58" style:parent-style-name="標題1" style:family="paragraph">
      <style:paragraph-properties style:snap-to-layout-grid="false"/>
    </style:style>
    <style:style style:name="P59" style:parent-style-name="內文" style:family="paragraph">
      <style:text-properties style:font-name-asian="標楷體"/>
    </style:style>
    <style:style style:name="P60" style:parent-style-name="內文" style:family="paragraph">
      <style:paragraph-properties style:snap-to-layout-grid="false" fo:text-align="justify" fo:text-indent="0.3333in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67" style:parent-style-name="預設段落字型" style:family="text">
      <style:text-properties style:font-name-asian="標楷體"/>
    </style:style>
    <style:style style:name="T68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69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0" style:parent-style-name="預設段落字型" style:family="text">
      <style:text-properties style:font-name-asian="標楷體"/>
    </style:style>
    <style:style style:name="T71" style:parent-style-name="預設段落字型" style:family="text">
      <style:text-properties style:font-name-asian="標楷體"/>
    </style:style>
    <style:style style:name="T72" style:parent-style-name="預設段落字型" style:family="text">
      <style:text-properties style:font-name-asian="標楷體"/>
    </style:style>
    <style:style style:name="T73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4" style:parent-style-name="預設段落字型" style:family="text">
      <style:text-properties style:font-name-asian="標楷體"/>
    </style:style>
    <style:style style:name="T75" style:parent-style-name="預設段落字型" style:family="text">
      <style:text-properties style:font-name-asian="標楷體"/>
    </style:style>
    <style:style style:name="T76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7" style:parent-style-name="預設段落字型" style:family="text">
      <style:text-properties style:font-name-asian="標楷體" fo:font-weight="bold" style:font-weight-asian="bold" fo:font-style="italic" style:font-style-asian="italic"/>
    </style:style>
    <style:style style:name="T78" style:parent-style-name="預設段落字型" style:family="text">
      <style:text-properties style:font-name-asian="標楷體"/>
    </style:style>
    <style:style style:name="T79" style:parent-style-name="預設段落字型" style:family="text">
      <style:text-properties style:font-name-asian="標楷體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P84" style:parent-style-name="內文" style:family="paragraph">
      <style:paragraph-properties style:snap-to-layout-grid="false" fo:text-align="justify"/>
      <style:text-properties style:font-name-asian="標楷體"/>
    </style:style>
    <style:style style:name="P85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86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87" style:parent-style-name="內文" style:family="paragraph">
      <style:paragraph-properties style:snap-to-layout-grid="false" fo:text-align="justify" fo:text-indent="0.3333in"/>
    </style:style>
    <style:style style:name="T88" style:parent-style-name="預設段落字型" style:family="text">
      <style:text-properties style:font-name-asian="標楷體"/>
    </style:style>
    <style:style style:name="T89" style:parent-style-name="預設段落字型" style:family="text">
      <style:text-properties style:font-name-asian="標楷體"/>
    </style:style>
    <style:style style:name="T90" style:parent-style-name="預設段落字型" style:family="text">
      <style:text-properties style:font-name-asian="標楷體"/>
    </style:style>
    <style:style style:name="T91" style:parent-style-name="預設段落字型" style:family="text">
      <style:text-properties style:font-name-asian="標楷體"/>
    </style:style>
    <style:style style:name="T92" style:parent-style-name="預設段落字型" style:family="text">
      <style:text-properties style:font-name-asian="標楷體"/>
    </style:style>
    <style:style style:name="T93" style:parent-style-name="預設段落字型" style:family="text">
      <style:text-properties style:font-name-asian="標楷體"/>
    </style:style>
    <style:style style:name="T94" style:parent-style-name="預設段落字型" style:family="text">
      <style:text-properties style:font-name-asian="標楷體"/>
    </style:style>
    <style:style style:name="T95" style:parent-style-name="預設段落字型" style:family="text">
      <style:text-properties style:font-name-asian="標楷體"/>
    </style:style>
    <style:style style:name="T96" style:parent-style-name="預設段落字型" style:family="text">
      <style:text-properties style:font-name-asian="標楷體"/>
    </style:style>
    <style:style style:name="T97" style:parent-style-name="預設段落字型" style:family="text">
      <style:text-properties style:font-name-asian="標楷體"/>
    </style:style>
    <style:style style:name="T98" style:parent-style-name="預設段落字型" style:family="text">
      <style:text-properties style:font-name-asian="標楷體"/>
    </style:style>
    <style:style style:name="T99" style:parent-style-name="預設段落字型" style:family="text">
      <style:text-properties style:font-name-asian="標楷體"/>
    </style:style>
    <style:style style:name="T100" style:parent-style-name="預設段落字型" style:family="text">
      <style:text-properties style:font-name-asian="標楷體"/>
    </style:style>
    <style:style style:name="T101" style:parent-style-name="預設段落字型" style:family="text">
      <style:text-properties style:font-name-asian="標楷體"/>
    </style:style>
    <style:style style:name="T102" style:parent-style-name="預設段落字型" style:family="text">
      <style:text-properties style:font-name-asian="標楷體"/>
    </style:style>
    <style:style style:name="T103" style:parent-style-name="預設段落字型" style:family="text">
      <style:text-properties style:font-name-asian="標楷體"/>
    </style:style>
    <style:style style:name="T104" style:parent-style-name="預設段落字型" style:family="text">
      <style:text-properties style:font-name-asian="標楷體"/>
    </style:style>
    <style:style style:name="T105" style:parent-style-name="預設段落字型" style:family="text">
      <style:text-properties style:font-name-asian="標楷體"/>
    </style:style>
    <style:style style:name="T106" style:parent-style-name="預設段落字型" style:family="text">
      <style:text-properties style:font-name-asian="標楷體"/>
    </style:style>
    <style:style style:name="T107" style:parent-style-name="預設段落字型" style:family="text">
      <style:text-properties style:font-name-asian="標楷體"/>
    </style:style>
    <style:style style:name="T108" style:parent-style-name="預設段落字型" style:family="text">
      <style:text-properties style:font-name-asian="標楷體"/>
    </style:style>
    <style:style style:name="T109" style:parent-style-name="預設段落字型" style:family="text">
      <style:text-properties style:font-name-asian="標楷體" fo:color="#FF0000"/>
    </style:style>
    <style:style style:name="T110" style:parent-style-name="預設段落字型" style:family="text">
      <style:text-properties style:font-name-asian="標楷體"/>
    </style:style>
    <style:style style:name="P111" style:parent-style-name="內文" style:family="paragraph">
      <style:paragraph-properties style:snap-to-layout-grid="false" fo:text-align="justify"/>
      <style:text-properties style:font-name-asian="標楷體"/>
    </style:style>
    <style:style style:name="P112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13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14" style:parent-style-name="內文" style:family="paragraph">
      <style:paragraph-properties style:snap-to-layout-grid="false" fo:text-align="justify" fo:text-indent="0.3333in"/>
    </style:style>
    <style:style style:name="T115" style:parent-style-name="預設段落字型" style:family="text">
      <style:text-properties style:font-name-asian="標楷體"/>
    </style:style>
    <style:style style:name="T116" style:parent-style-name="預設段落字型" style:family="text">
      <style:text-properties style:font-name-asian="標楷體"/>
    </style:style>
    <style:style style:name="T117" style:parent-style-name="預設段落字型" style:family="text">
      <style:text-properties style:font-name-asian="標楷體"/>
    </style:style>
    <style:style style:name="T118" style:parent-style-name="預設段落字型" style:family="text">
      <style:text-properties style:font-name-asian="標楷體"/>
    </style:style>
    <style:style style:name="T119" style:parent-style-name="預設段落字型" style:family="text">
      <style:text-properties style:font-name-asian="標楷體"/>
    </style:style>
    <style:style style:name="T120" style:parent-style-name="預設段落字型" style:family="text">
      <style:text-properties style:font-name-asian="標楷體"/>
    </style:style>
    <style:style style:name="T121" style:parent-style-name="預設段落字型" style:family="text">
      <style:text-properties style:font-name="標楷體" style:font-name-asian="標楷體"/>
    </style:style>
    <style:style style:name="P122" style:parent-style-name="內文" style:family="paragraph">
      <style:paragraph-properties style:snap-to-layout-grid="false" fo:text-align="justify"/>
      <style:text-properties style:font-name-asian="標楷體"/>
    </style:style>
    <style:style style:name="P123" style:parent-style-name="內文" style:family="paragraph">
      <style:paragraph-properties style:snap-to-layout-grid="false" fo:text-align="justify" fo:text-indent="0.3333in"/>
    </style:style>
    <style:style style:name="T124" style:parent-style-name="預設段落字型" style:family="text">
      <style:text-properties style:font-name-asian="標楷體"/>
    </style:style>
    <style:style style:name="T125" style:parent-style-name="預設段落字型" style:family="text">
      <style:text-properties style:font-name-asian="標楷體"/>
    </style:style>
    <style:style style:name="T126" style:parent-style-name="預設段落字型" style:family="text">
      <style:text-properties style:font-name-asian="標楷體"/>
    </style:style>
    <style:style style:name="T127" style:parent-style-name="預設段落字型" style:family="text">
      <style:text-properties style:font-name-asian="標楷體"/>
    </style:style>
    <style:style style:name="T128" style:parent-style-name="預設段落字型" style:family="text">
      <style:text-properties style:font-name-asian="標楷體"/>
    </style:style>
    <style:style style:name="T129" style:parent-style-name="預設段落字型" style:family="text">
      <style:text-properties style:font-name="Symbol" style:font-name-asian="Symbol" style:font-name-complex="Symbol"/>
    </style:style>
    <style:style style:name="T130" style:parent-style-name="預設段落字型" style:family="text">
      <style:text-properties style:font-name-asian="標楷體"/>
    </style:style>
    <style:style style:name="T131" style:parent-style-name="預設段落字型" style:family="text">
      <style:text-properties style:font-name-asian="標楷體"/>
    </style:style>
    <style:style style:name="P132" style:parent-style-name="內文" style:family="paragraph">
      <style:paragraph-properties style:snap-to-layout-grid="false" fo:text-align="justify"/>
      <style:text-properties style:font-name-asian="標楷體"/>
    </style:style>
    <style:style style:name="P133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4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5" style:parent-style-name="內文" style:family="paragraph">
      <style:paragraph-properties style:snap-to-layout-grid="false" fo:text-align="justify"/>
      <style:text-properties style:font-name-asian="標楷體"/>
    </style:style>
    <style:style style:name="P136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7" style:parent-style-name="內文" style:family="paragraph">
      <style:paragraph-properties style:snap-to-layout-grid="false" fo:text-align="justify"/>
      <style:text-properties style:font-name-asian="標楷體"/>
    </style:style>
    <style:style style:name="P138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39" style:parent-style-name="內文" style:family="paragraph">
      <style:paragraph-properties style:snap-to-layout-grid="false" fo:text-align="justify"/>
      <style:text-properties style:font-name-asian="標楷體"/>
    </style:style>
    <style:style style:name="P140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41" style:parent-style-name="內文" style:family="paragraph">
      <style:paragraph-properties style:snap-to-layout-grid="false" fo:text-align="justify"/>
      <style:text-properties style:font-name-asian="標楷體"/>
    </style:style>
    <style:style style:name="P142" style:parent-style-name="內文" style:family="paragraph">
      <style:paragraph-properties style:snap-to-layout-grid="false" fo:text-align="justify" fo:text-indent="0.3333in"/>
      <style:text-properties style:font-name-asian="標楷體"/>
    </style:style>
    <style:style style:name="P143" style:parent-style-name="內文" style:family="paragraph">
      <style:paragraph-properties style:snap-to-layout-grid="false" fo:text-align="end"/>
    </style:style>
    <style:style style:name="T144" style:parent-style-name="預設段落字型" style:family="text">
      <style:text-properties style:font-name-asian="標楷體" style:text-position="-41.6% 100%"/>
    </style:style>
    <style:style style:name="T145" style:parent-style-name="預設段落字型" style:family="text">
      <style:text-properties style:font-name-asian="標楷體"/>
    </style:style>
    <style:style style:name="T146" style:parent-style-name="預設段落字型" style:family="text">
      <style:text-properties style:font-name-asian="標楷體"/>
    </style:style>
    <style:style style:name="T147" style:parent-style-name="預設段落字型" style:family="text">
      <style:text-properties style:font-name-asian="標楷體"/>
    </style:style>
    <style:style style:name="P148" style:parent-style-name="內文" style:family="paragraph">
      <style:paragraph-properties style:snap-to-layout-grid="false" fo:text-align="justify"/>
    </style:style>
    <style:style style:name="T149" style:parent-style-name="預設段落字型" style:family="text">
      <style:text-properties style:font-name-asian="標楷體" style:font-weight-complex="bold"/>
    </style:style>
    <style:style style:name="T150" style:parent-style-name="預設段落字型" style:family="text">
      <style:text-properties style:font-name-asian="標楷體" style:font-weight-complex="bold"/>
    </style:style>
    <style:style style:name="T151" style:parent-style-name="預設段落字型" style:family="text">
      <style:text-properties style:font-name-asian="標楷體" style:font-weight-complex="bold"/>
    </style:style>
    <style:style style:name="T152" style:parent-style-name="預設段落字型" style:family="text">
      <style:text-properties style:font-name-asian="標楷體" style:font-weight-complex="bold"/>
    </style:style>
    <style:style style:name="T153" style:parent-style-name="預設段落字型" style:family="text">
      <style:text-properties style:font-name-asian="標楷體"/>
    </style:style>
    <style:style style:name="P154" style:parent-style-name="內文" style:family="paragraph">
      <style:paragraph-properties style:snap-to-layout-grid="false" fo:text-align="justify"/>
    </style:style>
    <style:style style:name="T155" style:parent-style-name="預設段落字型" style:family="text">
      <style:text-properties style:font-name-asian="標楷體"/>
    </style:style>
    <style:style style:name="T156" style:parent-style-name="預設段落字型" style:family="text">
      <style:text-properties style:font-name-asian="標楷體"/>
    </style:style>
    <style:style style:name="T157" style:parent-style-name="預設段落字型" style:family="text">
      <style:text-properties style:font-name-asian="標楷體"/>
    </style:style>
    <style:style style:name="T158" style:parent-style-name="預設段落字型" style:family="text">
      <style:text-properties style:font-name-asian="標楷體"/>
    </style:style>
    <style:style style:name="T159" style:parent-style-name="預設段落字型" style:family="text">
      <style:text-properties style:font-name-asian="標楷體"/>
    </style:style>
    <style:style style:name="T160" style:parent-style-name="預設段落字型" style:family="text">
      <style:text-properties style:font-name-asian="標楷體"/>
    </style:style>
    <style:style style:name="T161" style:parent-style-name="預設段落字型" style:family="text">
      <style:text-properties style:font-name-asian="標楷體"/>
    </style:style>
    <style:style style:name="T162" style:parent-style-name="預設段落字型" style:family="text">
      <style:text-properties style:font-name-asian="標楷體"/>
    </style:style>
    <style:style style:name="T163" style:parent-style-name="預設段落字型" style:family="text">
      <style:text-properties style:font-name-asian="標楷體" fo:letter-spacing="0.0027in"/>
    </style:style>
    <style:style style:name="T164" style:parent-style-name="預設段落字型" style:family="text">
      <style:text-properties style:font-name-asian="標楷體" fo:letter-spacing="0.0027in"/>
    </style:style>
    <style:style style:name="T165" style:parent-style-name="預設段落字型" style:family="text">
      <style:text-properties style:font-name-asian="標楷體"/>
    </style:style>
    <style:style style:name="P166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67" style:parent-style-name="內文" style:family="paragraph">
      <style:paragraph-properties style:snap-to-layout-grid="false" fo:text-align="justify"/>
      <style:text-properties style:font-name-asian="標楷體" fo:font-weight="bold" style:font-weight-asian="bold" style:font-weight-complex="bold"/>
    </style:style>
    <style:style style:name="P168" style:parent-style-name="內文" style:family="paragraph">
      <style:paragraph-properties fo:text-align="justify" fo:margin-left="0.2451in" fo:text-indent="-0.2451in">
        <style:tab-stops/>
      </style:paragraph-properties>
    </style:style>
    <style:style style:name="T169" style:parent-style-name="預設段落字型" style:family="text">
      <style:text-properties style:font-name-asian="標楷體"/>
    </style:style>
    <style:style style:name="T170" style:parent-style-name="預設段落字型" style:family="text">
      <style:text-properties style:font-name-asian="標楷體"/>
    </style:style>
    <style:style style:name="T171" style:parent-style-name="預設段落字型" style:family="text">
      <style:text-properties style:font-name-asian="標楷體"/>
    </style:style>
    <style:style style:name="T172" style:parent-style-name="預設段落字型" style:family="text">
      <style:text-properties style:font-name-asian="標楷體"/>
    </style:style>
    <style:style style:name="T173" style:parent-style-name="預設段落字型" style:family="text">
      <style:text-properties style:font-name-asian="標楷體"/>
    </style:style>
    <style:style style:name="T174" style:parent-style-name="預設段落字型" style:family="text">
      <style:text-properties style:font-name-asian="標楷體"/>
    </style:style>
    <style:style style:name="T175" style:parent-style-name="預設段落字型" style:family="text">
      <style:text-properties style:font-name-asian="標楷體"/>
    </style:style>
    <style:style style:name="T176" style:parent-style-name="預設段落字型" style:family="text">
      <style:text-properties style:font-name-asian="標楷體" fo:font-style="italic" style:font-style-asian="italic"/>
    </style:style>
    <style:style style:name="T177" style:parent-style-name="預設段落字型" style:family="text">
      <style:text-properties style:font-name-asian="標楷體"/>
    </style:style>
    <style:style style:name="T178" style:parent-style-name="預設段落字型" style:family="text">
      <style:text-properties style:font-name-asian="標楷體"/>
    </style:style>
    <style:style style:name="T179" style:parent-style-name="預設段落字型" style:family="text">
      <style:text-properties style:font-name-asian="標楷體"/>
    </style:style>
    <style:style style:name="P180" style:parent-style-name="內文" style:family="paragraph">
      <style:paragraph-properties fo:text-align="justify" fo:margin-left="0.2451in" fo:text-indent="-0.2451in">
        <style:tab-stops/>
      </style:paragraph-properties>
    </style:style>
    <style:style style:name="T181" style:parent-style-name="預設段落字型" style:family="text">
      <style:text-properties style:font-name-asian="標楷體"/>
    </style:style>
    <style:style style:name="T182" style:parent-style-name="預設段落字型" style:family="text">
      <style:text-properties style:font-name-asian="標楷體"/>
    </style:style>
    <style:style style:name="T183" style:parent-style-name="預設段落字型" style:family="text">
      <style:text-properties style:font-name-asian="標楷體"/>
    </style:style>
    <style:style style:name="T184" style:parent-style-name="預設段落字型" style:family="text">
      <style:text-properties style:font-name-asian="標楷體"/>
    </style:style>
    <style:style style:name="T185" style:parent-style-name="預設段落字型" style:family="text">
      <style:text-properties style:font-name-asian="標楷體" fo:font-weight="bold" style:font-weight-asian="bold"/>
    </style:style>
    <style:style style:name="T186" style:parent-style-name="預設段落字型" style:family="text">
      <style:text-properties style:font-name-asian="標楷體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9">實務專題計畫</text:span><text:span text:style-name="T10">摘要</text:span><text:span text:style-name="T11">報告</text:span><text:span text:style-name="T12"><text:s/></text:span><text:span text:style-name="T13">撰寫格式說明</text:span><text:span text:style-name="T14">(</text:span><text:span text:style-name="T15">題目</text:span><text:span text:style-name="T16">)</text:span></text:p>
      <text:p text:style-name="P17"/>
      <text:p text:style-name="P18">專題編號：108-CSIE-SXXX-MID</text:p>
      <text:p text:style-name="P19">執行期限：107年第1學期至108年第1學期</text:p>
      <text:p text:style-name="P20">指導教授：OOO</text:p>
      <text:p text:style-name="P21"><text:span text:style-name="T22">專題參與人員：</text:span><text:span text:style-name="T23"><text:s/></text:span><text:span text:style-name="T24">xxxxxx</text:span><text:span text:style-name="T25">(</text:span><text:span text:style-name="T26">學號</text:span><text:span text:style-name="T27">)</text:span><text:span text:style-name="T28"><text:s text:c="2"/>OOO</text:span><text:span text:style-name="T29">(</text:span><text:span text:style-name="T30">姓名</text:span><text:span text:style-name="T31">)</text:span></text:p>
      <text:p text:style-name="P32"><text:span text:style-name="T33">xxxxxx</text:span><text:span text:style-name="T34">(</text:span><text:span text:style-name="T35">學號</text:span><text:span text:style-name="T36">)</text:span><text:span text:style-name="T37"><text:s text:c="2"/></text:span><text:span text:style-name="T38">OOO</text:span><text:span text:style-name="T39">(</text:span><text:span text:style-name="T40">姓名</text:span><text:span text:style-name="T41">)</text:span></text:p>
      <text:p text:style-name="P42"/>
      <text:section text:name="Sect1" text:style-name="S1">
        <text:list text:style-name="LFO1" text:continue-numbering="true">
          <text:list-item>
            <text:p text:style-name="P43">摘要</text:p>
          </text:list-item>
        </text:list>
        <text:p text:style-name="P44"/>
        <text:p text:style-name="P45">摘要為論文或報告的精簡概要，其目的是透過簡短的敘述，使讀者大致瞭解整篇報告的內容。摘要的內容通常須包括問題的描述，使用方法以及所得到的結果，以不超過200~300字為原則。</text:p>
        <text:p text:style-name="P46"><text:span text:style-name="T47">關鍵詞：</text:span><text:span text:style-name="T48">列舉</text:span><text:span text:style-name="T49">3~6</text:span><text:span text:style-name="T50">個</text:span><text:span text:style-name="T51">描述</text:span><text:span text:style-name="T52">重點</text:span><text:span text:style-name="T53">的</text:span><text:span text:style-name="T54">專有</text:span><text:span text:style-name="T55">名詞</text:span><text:span text:style-name="T56">。</text:span></text:p>
        <text:p text:style-name="P57"/>
        <text:list text:style-name="LFO1" text:continue-numbering="true">
          <text:list-item>
            <text:p text:style-name="P58">緣由與目的</text:p>
          </text:list-item>
        </text:list>
        <text:p text:style-name="P59"/>
        <text:p text:style-name="P60"><text:span text:style-name="T61">資工系實務專題競賽各參與者</text:span><text:span text:style-name="T62">，</text:span><text:span text:style-name="T63">需</text:span><text:span text:style-name="T64">依</text:span><text:span text:style-name="T65">此</text:span><text:span text:style-name="T66">格式繕寫</text:span><text:span text:style-name="T67">期中進度</text:span><text:span text:style-name="T68">摘要</text:span><text:span text:style-name="T69">報告</text:span><text:span text:style-name="T70">及</text:span><text:span text:style-name="T71">競賽</text:span><text:span text:style-name="T72">成果</text:span><text:span text:style-name="T73">摘要報告</text:span><text:span text:style-name="T74">。</text:span><text:span text:style-name="T75">實務專題</text:span><text:span text:style-name="T76">成果</text:span><text:span text:style-name="T77">報告</text:span><text:span text:style-name="T78">請另依</text:span><text:span text:style-name="T79">本</text:span><text:span text:style-name="T80">校</text:span><text:span text:style-name="T81">圖書館</text:span><text:span text:style-name="T82">學位論文格式規範</text:span><text:span text:style-name="T83">撰寫</text:span></text:p>
        <text:p text:style-name="P84"/>
        <text:list text:style-name="LFO1" text:continue-numbering="true">
          <text:list-item>
            <text:p text:style-name="P85">研究報告內容</text:p>
          </text:list-item>
        </text:list>
        <text:p text:style-name="P86"/>
        <text:p text:style-name="P87"><text:span text:style-name="T88">此</text:span><text:span text:style-name="T89">摘要</text:span><text:span text:style-name="T90">報告的內容，除題目及專題參與人員資料以外，依序應包含作品的特性</text:span><text:span text:style-name="T91">，</text:span><text:span text:style-name="T92">如計畫緣由與目的、</text:span><text:span text:style-name="T93">研究</text:span><text:span text:style-name="T94">範圍</text:span><text:span text:style-name="T95">、使用技術方法、架構流程、工具</text:span><text:span text:style-name="T96">說明</text:span><text:span text:style-name="T97">、</text:span><text:span text:style-name="T98">實驗結果</text:span><text:span text:style-name="T99">、</text:span><text:span text:style-name="T100">結論</text:span><text:span text:style-name="T101">、</text:span><text:span text:style-name="T102">參考文獻等，</text:span><text:span text:style-name="T103">期中報告則以</text:span><text:span text:style-name="T104">預計</text:span><text:span text:style-name="T105">進行方式及</text:span><text:span text:style-name="T106">預期成果</text:span><text:span text:style-name="T107">為主</text:span><text:span text:style-name="T108">，</text:span><text:span text:style-name="T109">篇幅以兩頁為限</text:span><text:span text:style-name="T110">。</text:span></text:p>
        <text:p text:style-name="P111"/>
        <text:list text:style-name="LFO1" text:continue-numbering="true">
          <text:list-item>
            <text:p text:style-name="P112">格式注意事項</text:p>
          </text:list-item>
        </text:list>
        <text:p text:style-name="P113"/>
        <text:p text:style-name="P114"><text:span text:style-name="T115">此</text:span><text:span text:style-name="T116">摘要</text:span><text:span text:style-name="T117">報告撰寫格式</text:span><text:span text:style-name="T118">，</text:span><text:span text:style-name="T119">說明</text:span><text:span text:style-name="T120">如下</text:span><text:span text:style-name="T121">：</text:span></text:p>
        <text:p text:style-name="P122">(一)<text:s/>用紙</text:p>
        <text:p text:style-name="P123"><text:span text:style-name="T124">使用</text:span><text:span text:style-name="T125">A4</text:span><text:span text:style-name="T126">紙，即</text:span><text:span text:style-name="T127">29.7</text:span><text:span text:style-name="T128">公分</text:span><text:span text:style-name="T129"></text:span><text:span text:style-name="T130">21</text:span><text:span text:style-name="T131">公分。</text:span></text:p>
        <text:p text:style-name="P132">(二)<text:s/>版面段落格式</text:p>
        <text:p text:style-name="P133">中文打字規格為單行繕打(行間不另留間距)，英文打字規格為Single Space。但在本文與各章節標題之間，請隔一行繕打。中文次標題依序為：一、（一）、1、(1)。</text:p>
        <text:p text:style-name="P134">繕打時採用橫式，除題目與參與人員者資料採一欄，置中對齊外，其他分兩欄，採左右對齊。每頁上下側及左右邊各留2.5公分，每欄的寬度是7.75公分，而在兩欄間相隔0.5公分。</text:p>
        <text:p text:style-name="P135">(三)<text:s/>字體</text:p>
        <text:p text:style-name="P136">報告的正文以中文撰寫。在字體的使用方面，英文使用Times New Roman Font，中文使用標楷體，字體大小請以12號為主。</text:p>
        <text:p text:style-name="P137">(四)<text:s/>頁碼</text:p>
        <text:p text:style-name="P138">頁碼的編寫，請以阿拉伯數字依順序標記在每頁下方中央。</text:p>
        <text:p text:style-name="P139">(五)<text:s/>圖表</text:p>
        <text:p text:style-name="P140">為便於讀者閱讀，請盡可能將圖表置於出現圖表說明的該段文字之後。比較大的圖表，可以含跨兩個欄。各圖表請備說明內容，圖的說明應置於圖的下方(如圖1. xxx)，而表的說明則應置於表的上方。</text:p>
        <text:p text:style-name="P141">(六)<text:s/>數學符號及方程式</text:p>
        <text:p text:style-name="P142">請置於欄位之中央位置並以小括號編號(1) (2) …等，數學符號一律使用斜體字體。</text:p>
        <text:p text:style-name="P143"><text:span text:style-name="T144"><draw:frame draw:z-index="0" draw:id="id0" draw:style-name="a1" draw:name="Object 1" text:anchor-type="as-char" svg:x="0in" svg:y="0in" svg:width="0.79167in" svg:height="0.2187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45"><text:s text:c="4"/></text:span><text:span text:style-name="T146"><text:s text:c="3"/></text:span><text:span text:style-name="T147"><text:s text:c="6"/>(1)</text:span></text:p>
        <text:p text:style-name="P148"><text:span text:style-name="T149">(</text:span><text:span text:style-name="T150">七</text:span><text:span text:style-name="T151">)</text:span><text:span text:style-name="T152"><text:s/></text:span><text:span text:style-name="T153">參考文獻</text:span></text:p>
        <text:p text:style-name="P154"><text:span text:style-name="T155"><text:tab/></text:span><text:span text:style-name="T156">參考文獻請</text:span><text:span text:style-name="T157">參考</text:span><text:span text:style-name="T158">IEEE</text:span><text:span text:style-name="T159">或</text:span><text:span text:style-name="T160">本校</text:span><text:span text:style-name="T161">學位論文參考文獻格式規範</text:span><text:span text:style-name="T162">撰寫，請依參照</text:span><text:span text:style-name="T163">使用之順序</text:span><text:span text:style-name="T164">，依次編號列出</text:span><text:span text:style-name="T165">。</text:span></text:p>
        <text:p text:style-name="P166"/>
        <text:p text:style-name="P167">參考文獻</text:p>
        <text:p text:style-name="P168"><text:span text:style-name="T169">[1] A.</text:span><text:span text:style-name="T170"><text:s/></text:span><text:span text:style-name="T171">B. Smith, C.</text:span><text:span text:style-name="T172"><text:s/></text:span><text:span text:style-name="T173">D. Jones, and E.</text:span><text:span text:style-name="T174"><text:s/></text:span><text:span text:style-name="T175">F. Roberts, “Article Title,”<text:s/></text:span><text:span text:style-name="T176">Journal</text:span><text:span text:style-name="T177">, Vol., No</text:span><text:span text:style-name="T178">.</text:span><text:span text:style-name="T179">, pp. 1-10, Date.</text:span></text:p>
        <text:p text:style-name="P180"><text:span text:style-name="T181">[</text:span><text:span text:style-name="T182">2</text:span><text:span text:style-name="T183">]<text:s/></text:span><text:span text:style-name="T184">著者姓名，「中文期刊論文篇名」，</text:span><text:span text:style-name="T185">中文期刊名</text:span><text:span text:style-name="T186">，卷，期，發行年次，頁次。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4" style:parent-style-name="預設段落字型" style:family="text">
      <style:text-properties style:font-name-asian="標楷體" style:font-weight-complex="bold"/>
    </style:style>
    <style:style style:name="T5" style:parent-style-name="預設段落字型" style:family="text">
      <style:text-properties style:font-name-asian="標楷體" style:font-weight-complex="bold"/>
    </style:style>
    <style:style style:name="T6" style:parent-style-name="預設段落字型" style:family="text">
      <style:text-properties style:font-name-asian="標楷體" style:font-weight-complex="bold"/>
    </style:style>
    <style:style style:name="P7" style:parent-style-name="頁尾" style:family="paragraph">
      <style:paragraph-properties fo:text-align="center"/>
    </style:style>
    <style:style style:name="T8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頁首"><text:span text:style-name="頁碼"><text:page-number text:fixed="false">2</text:page-number></text:span></text:p></draw:text-box></draw:frame></text:p>
      </style:header>
    </style:master-page>
    <style:master-page style:next-style-name="MP0" style:name="MPF0" style:page-layout-name="PL0">
      <style:header>
        <text:p text:style-name="頁首"><text:span text:style-name="T4">實務專題計畫</text:span><text:span text:style-name="T5">期中</text:span><text:span text:style-name="T6">摘要報告</text:span></text:p>
      </style:header>
      <style:footer>
        <text:p text:style-name="P7"><text:span text:style-name="T8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subject/>
    <meta:initial-creator>csie</meta:initial-creator>
    <dc:creator>Windows 使用者</dc:creator>
    <meta:creation-date>2019-03-05T06:32:00Z</meta:creation-date>
    <dc:date>2019-03-05T06:32:00Z</dc:date>
    <meta:print-date>2012-05-10T10:08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174" meta:character-count="1166" meta:row-count="8" meta:non-whitespace-character-count="994"/>
  </office:meta>
</office:document-meta>
</file>